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cisf05841_000N021_r0079b_lc3.fits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5842_000N021_r0079b_lc3.fits</text:p>
          </table:table-cell>
          <table:table-cell office:value-type="float" office:value="2823" calcext:value-type="float">
            <text:p>282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6210_000N021_r0079b_lc3.fits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7180_000N021_r0079b_lc3.fits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style-name="ce8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14:50:25.9303907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5T14:58:39.459178829</dc:date>
    <meta:editing-duration>PT45M40S</meta:editing-duration>
    <meta:editing-cycles>11</meta:editing-cycles>
    <meta:generator>LibreOffice/7.3.3.2$Linux_X86_64 LibreOffice_project/30$Build-2</meta:generator>
    <meta:document-statistic meta:table-count="1" meta:cell-count="30" meta:object-count="0"/>
  </office:meta>
</office:document-meta>
</file>